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3812f" officeooo:paragraph-rsid="0013812f"/>
    </style:style>
    <style:style style:name="P2" style:family="paragraph" style:parent-style-name="Standard">
      <style:text-properties officeooo:rsid="00154b98" officeooo:paragraph-rsid="00154b98"/>
    </style:style>
    <style:style style:name="P3" style:family="paragraph" style:parent-style-name="Standard">
      <style:text-properties officeooo:rsid="0016b78e" officeooo:paragraph-rsid="0016b78e"/>
    </style:style>
    <style:style style:name="T1" style:family="text">
      <style:text-properties officeooo:rsid="00154b98"/>
    </style:style>
    <style:style style:name="T2" style:family="text">
      <style:text-properties officeooo:rsid="0016b78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adisys Interview question:-</text:p>
      <text:p text:style-name="P1"/>
      <text:p text:style-name="P1">C language:-</text:p>
      <text:p text:style-name="P1">1.Find given number is odd or even </text:p>
      <text:p text:style-name="P1">2.<text:span text:style-name="T1">what about </text:span>Header file inclusion <text:span text:style-name="T1">when same header file added multiple times.</text:span> </text:p>
      <text:p text:style-name="P2">3.WAP for <text:s/>create a linked list with 5 nodes.</text:p>
      <text:p text:style-name="P2">4.<text:span text:style-name="T2">WAP for convert string constant to integer value</text:span></text:p>
      <text:p text:style-name="P2"><text:s text:c="9"/><text:span text:style-name="T2">ex: <text:s/>i/p = “12345”</text:span></text:p>
      <text:p text:style-name="P1"><text:s text:c="16"/><text:span text:style-name="T2">o/p = 12345</text:span></text:p>
      <text:p text:style-name="P3">5.what is difference between local static variable and <text:s/>global static variable</text:p>
      <text:p text:style-name="P3"/>
      <text:p text:style-name="P3">LTE:-</text:p>
      <text:p text:style-name="P3"/>
      <text:p text:style-name="P3">1. LTE architecture</text:p>
      <text:p text:style-name="P3">2. Call flows</text:p>
      <text:p text:style-name="P3">3. LTE project work and your role in project</text:p>
      <text:p text:style-name="P3"/>
      <text:p text:style-name="P3">Linux:-</text:p>
      <text:p text:style-name="P3"><text:s/>What is difference between <text:s/>multitasking and multi programin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0T14:46:39.599162035</meta:creation-date>
    <dc:date>2016-02-10T16:15:41.516870371</dc:date>
    <meta:editing-duration>PT13M9S</meta:editing-duration>
    <meta:editing-cycles>3</meta:editing-cycles>
    <meta:generator>LibreOffice/4.2.8.2$Linux_x86 LibreOffice_project/420m0$Build-2</meta:generator>
    <meta:document-statistic meta:table-count="0" meta:image-count="0" meta:object-count="0" meta:page-count="1" meta:paragraph-count="15" meta:word-count="84" meta:character-count="531" meta:non-whitespace-character-count="430"/>
  </office:meta>
</office:document-meta>
</file>